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ext_20_body">
      <style:text-properties fo:language="sk" fo:country="SK"/>
    </style:style>
    <style:style style:name="P5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6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íloha</text:span> D: <text:span text:style-name="T1">Preberacie protokoly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/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6T21:12:33</dc:date>
    <meta:editing-cycles>4</meta:editing-cycles>
    <meta:editing-duration>PT20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6" meta:character-count="40"/>
  </office:meta>
</office:document-meta>
</file>